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3708in" table:align="center"/>
    </style:style>
    <style:style style:name="Table1.A" style:family="table-column">
      <style:table-column-properties style:column-width="0.4493in"/>
    </style:style>
    <style:style style:name="Table1.B" style:family="table-column">
      <style:table-column-properties style:column-width="1.8181in"/>
    </style:style>
    <style:style style:name="Table1.C" style:family="table-column">
      <style:table-column-properties style:column-width="0.9778in"/>
    </style:style>
    <style:style style:name="Table1.D" style:family="table-column">
      <style:table-column-properties style:column-width="1.9743in"/>
    </style:style>
    <style:style style:name="Table1.E" style:family="table-column">
      <style:table-column-properties style:column-width="0.1514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417in" fo:border-left="0.05pt double #808080" fo:border-right="none" fo:border-top="0.05pt double #808080" fo:border-bottom="0.05pt double #808080"/>
    </style:style>
    <style:style style:name="Table1.D1" style:family="table-cell">
      <style:table-cell-properties style:vertical-align="middle" style:border-line-width="0in 0.0014in 0.0007in" fo:padding="0.0417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417in" fo:border-left="0.05pt double #808080" fo:border-right="none" fo:border-top="none" fo:border-bottom="0.05pt double #808080"/>
    </style:style>
    <style:style style:name="Table1.E2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3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4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5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6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7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8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9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10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11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12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Table1.E13" style:family="table-cell">
      <style:table-cell-properties style:border-line-width-left="0in 0.0014in 0.0007in" style:border-line-width-right="0in 0.0014in 0.0007in" style:border-line-width-bottom="0in 0.0014in 0.0007in" fo:padding="0.0417in" fo:border-left="0.05pt double #808080" fo:border-right="0.05pt double #808080" fo:border-top="none" fo:border-bottom="0.05pt double #80808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background-color="#00ff00"/>
    </style:style>
    <style:style style:name="P4" style:family="paragraph" style:parent-style-name="Text_20_body" style:list-style-name="L1">
      <style:text-properties fo:background-color="#00ff00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>
      <style:paragraph-properties fo:background-color="#ffff00">
        <style:background-image/>
      </style:paragraph-properties>
    </style:style>
    <style:style style:name="P7" style:family="paragraph" style:parent-style-name="Text_20_body">
      <style:paragraph-properties fo:background-color="#ffcc99">
        <style:background-image/>
      </style:paragraph-properties>
    </style:style>
    <style:style style:name="P8" style:family="paragraph" style:parent-style-name="Text_20_body" style:list-style-name="L1">
      <style:paragraph-properties fo:background-color="#ffcc99">
        <style:background-image/>
      </style:paragraph-properties>
    </style:style>
    <style:style style:name="P9" style:family="paragraph" style:parent-style-name="Text_20_body">
      <style:paragraph-properties fo:background-color="#ffcc99">
        <style:background-image/>
      </style:paragraph-properties>
      <style:text-properties fo:background-color="#00ff00"/>
    </style:style>
    <style:style style:name="P10" style:family="paragraph" style:parent-style-name="Preformatted_20_Text">
      <style:text-properties fo:background-color="#00ff00"/>
    </style:style>
    <style:style style:name="P11" style:family="paragraph" style:parent-style-name="Preformatted_20_Text" style:list-style-name="L1">
      <style:text-properties fo:background-color="#00ff00"/>
    </style:style>
    <style:style style:name="P12" style:family="paragraph" style:parent-style-name="Preformatted_20_Text">
      <style:paragraph-properties fo:margin-top="0in" fo:margin-bottom="0.1965in" style:contextual-spacing="false"/>
    </style:style>
    <style:style style:name="P13" style:family="paragraph" style:parent-style-name="Preformatted_20_Text">
      <style:paragraph-properties fo:margin-top="0in" fo:margin-bottom="0.1965in" style:contextual-spacing="false"/>
      <style:text-properties fo:background-color="#00ff00"/>
    </style:style>
    <style:style style:name="P14" style:family="paragraph" style:parent-style-name="Preformatted_20_Text" style:list-style-name="L1">
      <style:paragraph-properties fo:margin-top="0in" fo:margin-bottom="0.1965in" style:contextual-spacing="false"/>
      <style:text-properties fo:background-color="#00ff00"/>
    </style:style>
    <style:style style:name="P15" style:family="paragraph" style:parent-style-name="Preformatted_20_Text">
      <style:paragraph-properties fo:margin-top="0in" fo:margin-bottom="0.1965in" style:contextual-spacing="false" fo:background-color="#ffcc99">
        <style:background-image/>
      </style:paragraph-properties>
      <style:text-properties fo:background-color="#00ff00"/>
    </style:style>
    <style:style style:name="P16" style:family="paragraph" style:parent-style-name="Heading_20_2">
      <style:text-properties fo:background-color="#00ff0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weight="bold" fo:background-color="#ffcc99"/>
    </style:style>
    <style:style style:name="T3" style:family="text">
      <style:text-properties fo:font-weight="bold" fo:background-color="#00ff00"/>
    </style:style>
    <style:style style:name="T4" style:family="text">
      <style:text-properties fo:background-color="#00ff00"/>
    </style:style>
    <style:style style:name="T5" style:family="text">
      <style:text-properties fo:background-color="#ffff00"/>
    </style:style>
    <style:style style:name="T6" style:family="text">
      <style:text-properties officeooo:rsid="001e30a6"/>
    </style:style>
    <style:style style:name="T7" style:family="text">
      <style:text-properties officeooo:rsid="001e30a6" fo:background-color="#ff00ff"/>
    </style:style>
    <style:style style:name="T8" style:family="text">
      <style:text-properties officeooo:rsid="001ea02b" fo:background-color="#ff00ff"/>
    </style:style>
    <style:style style:name="T9" style:family="text">
      <style:text-properties officeooo:rsid="0021ddeb" fo:background-color="#ff00ff"/>
    </style:style>
    <style:style style:name="T10" style:family="text">
      <style:text-properties fo:background-color="#ffcc99"/>
    </style:style>
    <style:style style:name="T11" style:family="text">
      <style:text-properties officeooo:rsid="001e30a6" fo:background-color="#ffcc99"/>
    </style:style>
    <style:style style:name="T12" style:family="text">
      <style:text-properties officeooo:rsid="001ea02b" fo:background-color="#ffcc99"/>
    </style:style>
    <style:style style:name="T13" style:family="text">
      <style:text-properties officeooo:rsid="0020390e" fo:background-color="#ffcc99"/>
    </style:style>
    <style:style style:name="T14" style:family="text">
      <style:text-properties officeooo:rsid="001ea02b"/>
    </style:style>
    <style:style style:name="T15" style:family="text">
      <style:text-properties officeooo:rsid="0020390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type checker</text:h>
      <text:h text:style-name="P16" text:outline-level="2">Types</text:h>
      <text:p text:style-name="P3">Only the four built-in types </text:p>
      <text:p text:style-name="P10"><text:s text:c="4"/>int</text:p>
      <text:p text:style-name="P10"><text:s text:c="4"/>double</text:p>
      <text:p text:style-name="P10"><text:s text:c="4"/>bool</text:p>
      <text:p text:style-name="P13"><text:s text:c="4"/>void</text:p>
      <text:p text:style-name="P3">are taken into account. Every expression has one of these types. </text:p>
      <text:p text:style-name="P3">Types of functions in the symbol table can be represented in any way that stores their argument and return types. For instance, the function header </text:p>
      <text:p text:style-name="P13"><text:s text:c="4"/>int f (double x, bool b)</text:p>
      <text:p text:style-name="P3">can create a symbol table entry </text:p>
      <text:p text:style-name="P13"><text:s text:c="4"/>f |-&gt; ([double, bool], int)</text:p>
      <text:p text:style-name="Text_20_body"><text:span text:style-name="T4">mapping the name </text:span><text:span text:style-name="Source_20_Text"><text:span text:style-name="T4">f</text:span></text:span><text:span text:style-name="T4"> to a pair whose first component is the list of argument types and the second component is the return type. </text:span></text:p>
      <text:h text:style-name="P16" text:outline-level="2">Programs</text:h>
      <text:p text:style-name="P3">A program is a sequence of definitions. </text:p>
      <text:p text:style-name="P3">A program may also contain comments and preprocessor directives, which are just ignored by the parser (see below). </text:p>
      <text:p text:style-name="P6"><text:span text:style-name="T5">An interpretable program must have a function </text:span><text:span text:style-name="Source_20_Text"><text:span text:style-name="T5">main</text:span></text:span><text:span text:style-name="T5"> that takes no arguments and returns an </text:span><text:span text:style-name="Source_20_Text"><text:span text:style-name="T5">int</text:span></text:span><text:span text:style-name="T5">. But this need not be checked in the type checker</text:span>. </text:p>
      <text:h text:style-name="P16" text:outline-level="2">Definitions</text:h>
      <text:p text:style-name="P3">A function definition has a type, a name, an argument list, and a body. Example: </text:p>
      <text:p text:style-name="P10"><text:s text:c="4"/>int foo(double x, int y)</text:p>
      <text:p text:style-name="P10"><text:s text:c="4"/>{</text:p>
      <text:p text:style-name="P10"><text:s text:c="6"/>return y + 9 ;</text:p>
      <text:p text:style-name="P13"><text:s text:c="4"/>}</text:p>
      <text:p text:style-name="P3">The language has four built-in functions dealing with input and output </text:p>
      <text:p text:style-name="P10"><text:s text:c="4"/>void <text:s text:c="2"/>printInt(int x) <text:s text:c="7"/>// print an integer and a newline in standard output</text:p>
      <text:p text:style-name="P10"><text:s text:c="4"/>void <text:s text:c="2"/>printDouble(double x) <text:s/>// print a double and a newline in standard output</text:p>
      <text:p text:style-name="P10"><text:s text:c="4"/>int <text:s text:c="3"/>readInt() <text:s text:c="13"/>// read an integer from standard input</text:p>
      <text:p text:style-name="P12"><text:span text:style-name="T4"><text:s text:c="4"/>double readDouble()</text:span> <text:s text:c="10"/>// read a double from standard input</text:p>
      <text:p text:style-name="Text_20_body"><text:span text:style-name="T1">Typing rules</text:span> </text:p>
      <text:p text:style-name="Text_20_body">The same function name may be used in at most one function definition. <text:span text:style-name="T6"><text:s/>-&gt; </text:span><text:span text:style-name="T11">If we find a function definition and we already have this ID in the sigtable, give type error. Allow no overloading.</text:span></text:p>
      <text:p text:style-name="Text_20_body"><text:soft-page-break/>All <text:span text:style-name="Source_20_Text">return</text:span> statements in a function body must return an expression whose type is the return type of the function. <text:span text:style-name="T9">OK "return" variable id added to all scopes </text:span></text:p>
      <text:p text:style-name="Text_20_body">You don't need to check that there actually is a <text:span text:style-name="Source_20_Text">return</text:span> statement (you can do this optionally). </text:p>
      <text:h text:style-name="P16" text:outline-level="2">Argument lists, declarations, and function bodies</text:h>
      <text:p text:style-name="Text_20_body"><text:span text:style-name="T4">An argument list is a comma-separated list of argument declarations. It is enclosed in parentheses </text:span><text:span text:style-name="Source_20_Text"><text:span text:style-name="T4">(</text:span></text:span><text:span text:style-name="T4"> and </text:span><text:span text:style-name="Source_20_Text"><text:span text:style-name="T4">)</text:span></text:span><text:span text:style-name="T4">. </text:span></text:p>
      <text:p text:style-name="P3">An argument declaration has a type and an identifier, for instance </text:p>
      <text:p text:style-name="P13"><text:s text:c="4"/>int x</text:p>
      <text:p text:style-name="Text_20_body"><text:span text:style-name="T4">Notice that argument declarations with multiple variables (</text:span><text:span text:style-name="Source_20_Text"><text:span text:style-name="T4">int x, y</text:span></text:span><text:span text:style-name="T4">) are not included. A declaration that occurs as a statement (as shown below), can also have multiple variables. But it must have at least one variable. </text:span></text:p>
      <text:p text:style-name="Text_20_body"><text:span text:style-name="T4">A function body is a list of statements enclosed in curly brackets </text:span><text:span text:style-name="Source_20_Text"><text:span text:style-name="T4">{</text:span></text:span><text:span text:style-name="T4"> and </text:span><text:span text:style-name="Source_20_Text"><text:span text:style-name="T4">}</text:span></text:span><text:span text:style-name="T4"> . </text:span></text:p>
      <text:p text:style-name="Text_20_body"><text:span text:style-name="T1">Typing rules</text:span> </text:p>
      <text:p text:style-name="Text_20_body">An argument list may only use each variable once. <text:span text:style-name="T13">-&gt; how do we check this?</text:span></text:p>
      <text:h text:style-name="P16" text:outline-level="2">Statements</text:h>
      <text:p text:style-name="Text_20_body"><text:span text:style-name="T4">Any expression followed by a semicolon </text:span><text:span text:style-name="Source_20_Text"><text:span text:style-name="T4">;</text:span></text:span><text:span text:style-name="T4"> can be used as a statement. </text:span></text:p>
      <text:p text:style-name="Text_20_body"><text:span text:style-name="T4">Any declaration followed by a semicolon </text:span><text:span text:style-name="Source_20_Text"><text:span text:style-name="T4">;</text:span></text:span><text:span text:style-name="T4"> can be used as a statement. Declarations have one of the following formats: </text:span></text:p>
      <text:list xml:id="list6571515185721681920" text:style-name="L1">
        <text:list-item>
          <text:p text:style-name="P4">type and one variable (as in function parameter lists): </text:p>
          <text:p text:style-name="P11"><text:s text:c="4"/>int i ;</text:p>
          <text:p text:style-name="P14"><text:s text:c="2"/></text:p>
        </text:list-item>
        <text:list-item>
          <text:p text:style-name="P4">type and many variables </text:p>
          <text:p text:style-name="P11"><text:s text:c="4"/>int i, j ;</text:p>
          <text:p text:style-name="P14"><text:s text:c="2"/></text:p>
        </text:list-item>
        <text:list-item>
          <text:p text:style-name="P1"><text:span text:style-name="T4">type and one initialized variable </text:span></text:p>
          <text:p text:style-name="P14"><text:s text:c="4"/>int i = 6 ;</text:p>
          <text:p text:style-name="P8"><text:span text:style-name="T1">Typing</text:span>. The initializing expression must have the declared type. </text:p>
        </text:list-item>
      </text:list>
      <text:p text:style-name="P3">Statements returning an expression, for example </text:p>
      <text:p text:style-name="P13"><text:s text:c="4"/>return i + 9 ;</text:p>
      <text:p text:style-name="P9"><text:span text:style-name="T1">Typing</text:span>. The type of the returned expression must be the same as the return type of the function in which it occurs. </text:p>
      <text:p text:style-name="P9">While loops, with an expression in parentheses followed by a statement, for example: </text:p>
      <text:p text:style-name="P15"><text:s text:c="4"/>while (i &lt; 10) ++i ;</text:p>
      <text:p text:style-name="P7"><text:span text:style-name="T3">Typing</text:span><text:span text:style-name="T4">. The expression must have type </text:span><text:span text:style-name="T3">bool</text:span><text:span text:style-name="T4">.</text:span> </text:p>
      <text:p text:style-name="Text_20_body">Conditionals: <text:span text:style-name="Source_20_Text">if</text:span> with an expression in parentheses followed by a statement, <text:span text:style-name="Source_20_Text">else</text:span>, and another statement. Examples: </text:p>
      <text:p text:style-name="P12"><text:soft-page-break/><text:s text:c="4"/>if (x &gt; 0) return x ; else return y ;</text:p>
      <text:p text:style-name="P3"><text:span text:style-name="T1">Typing</text:span>. The expression must have type <text:span text:style-name="T1">bool</text:span>. </text:p>
      <text:p text:style-name="P3">(No else-less if statements.) <text:span text:style-name="T15"><text:s/>???</text:span></text:p>
      <text:p text:style-name="P3">Blocks: any list of statements (including empty list) between curly brackets. For instance, </text:p>
      <text:p text:style-name="P10"><text:s text:c="4"/>{ </text:p>
      <text:p text:style-name="P10"><text:s text:c="6"/>int i = 2 ;</text:p>
      <text:p text:style-name="P10"><text:s text:c="6"/>{</text:p>
      <text:p text:style-name="P10"><text:s text:c="6"/>}</text:p>
      <text:p text:style-name="P10"><text:s text:c="6"/>i++ ;</text:p>
      <text:p text:style-name="P13"><text:s text:c="4"/>}</text:p>
      <text:p text:style-name="P3"><text:span text:style-name="T1">T</text:span><text:span text:style-name="T1">yping rules</text:span> </text:p>
      <text:p text:style-name="P3">A variable may only be declared once on the same block level. </text:p>
      <text:p text:style-name="P3">The parameters of a function have the same level as the top-level block in the body. </text:p>
      <text:h text:style-name="Heading_20_2" text:outline-level="2">Expressions</text:h>
      <text:p text:style-name="Text_20_body">The following table gives the expressions and their precedence levels. Infix operators are assumed to be left-associative. The arguments in a function call can be expressions of any level. Otherwise, the subexpressions are assumed to be one precedence level above of the main expression. </text:p>
      <text:p text:style-name="Text_20_body"><text:span text:style-name="T1">Note</text:span>. The table is not guaranteed to be exactly the same as in the C++ standard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level</text:p>
          </table:table-cell>
          <table:table-cell table:style-name="Table1.A1" office:value-type="string">
            <text:p text:style-name="Table_20_Heading">expression forms</text:p>
          </table:table-cell>
          <table:table-cell table:style-name="Table1.A1" office:value-type="string">
            <text:p text:style-name="Table_20_Heading">explanation</text:p>
          </table:table-cell>
          <table:table-cell table:style-name="Table1.D1" table:number-columns-spanned="2" office:value-type="string">
            <text:p text:style-name="Table_20_Heading">type</text:p>
          </table:table-cell>
          <table:covered-table-cell/>
        </table:table-row>
        <table:table-row>
          <table:table-cell table:style-name="Table1.A2" office:value-type="string">
            <text:p text:style-name="P17">16</text:p>
          </table:table-cell>
          <table:table-cell table:style-name="Table1.A2" office:value-type="string">
            <text:p text:style-name="Table_20_Contents">literal</text:p>
          </table:table-cell>
          <table:table-cell table:style-name="Table1.A2" office:value-type="string">
            <text:p text:style-name="Table_20_Contents">literal</text:p>
          </table:table-cell>
          <table:table-cell table:style-name="Table1.A2" office:value-type="string">
            <text:p text:style-name="Table_20_Contents">literal type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16</text:p>
          </table:table-cell>
          <table:table-cell table:style-name="Table1.A2" office:value-type="string">
            <text:p text:style-name="Table_20_Contents">identifier</text:p>
          </table:table-cell>
          <table:table-cell table:style-name="Table1.A2" office:value-type="string">
            <text:p text:style-name="Table_20_Contents">variable</text:p>
          </table:table-cell>
          <table:table-cell table:style-name="Table1.A2" office:value-type="string">
            <text:p text:style-name="Table_20_Contents">declared type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15</text:p>
          </table:table-cell>
          <table:table-cell table:style-name="Table1.A2" office:value-type="string">
            <text:p text:style-name="Table_20_Contents"><text:span text:style-name="Source_20_Text">f(e,...,e)</text:span></text:p>
          </table:table-cell>
          <table:table-cell table:style-name="Table1.A2" office:value-type="string">
            <text:p text:style-name="Table_20_Contents">function call</text:p>
          </table:table-cell>
          <table:table-cell table:style-name="Table1.A2" office:value-type="string">
            <text:p text:style-name="Table_20_Contents">return type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14</text:p>
          </table:table-cell>
          <table:table-cell table:style-name="Table1.A2" office:value-type="string">
            <text:p text:style-name="Table_20_Contents"><text:span text:style-name="Source_20_Text">v++</text:span>, <text:span text:style-name="Source_20_Text">v--</text:span></text:p>
          </table:table-cell>
          <table:table-cell table:style-name="Table1.A2" office:value-type="string">
            <text:p text:style-name="Table_20_Contents">in/decrement</text:p>
          </table:table-cell>
          <table:table-cell table:style-name="Table1.A2" office:value-type="string">
            <text:p text:style-name="Table_20_Contents">(sugar)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13</text:p>
          </table:table-cell>
          <table:table-cell table:style-name="Table1.A2" office:value-type="string">
            <text:p text:style-name="Table_20_Contents"><text:span text:style-name="Source_20_Text">++v</text:span>, <text:span text:style-name="Source_20_Text">--v</text:span></text:p>
          </table:table-cell>
          <table:table-cell table:style-name="Table1.A2" office:value-type="string">
            <text:p text:style-name="Table_20_Contents">in/decrement</text:p>
          </table:table-cell>
          <table:table-cell table:style-name="Table1.A2" office:value-type="string">
            <text:p text:style-name="Table_20_Contents">(sugar)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Table_20_Contents"><text:span text:style-name="Source_20_Text">e*e</text:span>, <text:span text:style-name="Source_20_Text">e/e</text:span></text:p>
          </table:table-cell>
          <table:table-cell table:style-name="Table1.A2" office:value-type="string">
            <text:p text:style-name="Table_20_Contents">mult, div</text:p>
          </table:table-cell>
          <table:table-cell table:style-name="Table1.A2" office:value-type="string">
            <text:p text:style-name="Table_20_Contents">operand type (int or double)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Table_20_Contents"><text:span text:style-name="Source_20_Text">e+e</text:span>, <text:span text:style-name="Source_20_Text">e-e</text:span></text:p>
          </table:table-cell>
          <table:table-cell table:style-name="Table1.A2" office:value-type="string">
            <text:p text:style-name="Table_20_Contents">add, sub</text:p>
          </table:table-cell>
          <table:table-cell table:style-name="Table1.A2" office:value-type="string">
            <text:p text:style-name="Table_20_Contents">operand type (int or double)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Table_20_Contents"><text:span text:style-name="Source_20_Text">e&lt;e</text:span>, <text:span text:style-name="Source_20_Text">e&gt;e</text:span>, <text:span text:style-name="Source_20_Text">e&gt;=e</text:span>, <text:span text:style-name="Source_20_Text">e&lt;=e</text:span></text:p>
          </table:table-cell>
          <table:table-cell table:style-name="Table1.A2" office:value-type="string">
            <text:p text:style-name="Table_20_Contents">comparison</text:p>
          </table:table-cell>
          <table:table-cell table:style-name="Table1.A2" office:value-type="string">
            <text:p text:style-name="Table_20_Contents">bool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Table_20_Contents"><text:span text:style-name="Source_20_Text">e==e</text:span>, <text:span text:style-name="Source_20_Text">e!=e</text:span></text:p>
          </table:table-cell>
          <table:table-cell table:style-name="Table1.A2" office:value-type="string">
            <text:p text:style-name="Table_20_Contents">(in)equality</text:p>
          </table:table-cell>
          <table:table-cell table:style-name="Table1.A2" office:value-type="string">
            <text:p text:style-name="Table_20_Contents">bool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Table_20_Contents"><text:span text:style-name="Source_20_Text">e&amp;&amp;e</text:span></text:p>
          </table:table-cell>
          <table:table-cell table:style-name="Table1.A2" office:value-type="string">
            <text:p text:style-name="Table_20_Contents">conjunction</text:p>
          </table:table-cell>
          <table:table-cell table:style-name="Table1.A2" office:value-type="string">
            <text:p text:style-name="Table_20_Contents">bool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Table_20_Contents"><text:span text:style-name="Source_20_Text">e||e</text:span></text:p>
          </table:table-cell>
          <table:table-cell table:style-name="Table1.A2" office:value-type="string">
            <text:p text:style-name="Table_20_Contents">disjunction</text:p>
          </table:table-cell>
          <table:table-cell table:style-name="Table1.A2" office:value-type="string">
            <text:p text:style-name="Table_20_Contents">bool</text:p>
          </table:table-cell>
          <table:table-cell table:style-name="Table1.E1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Table_20_Contents"><text:span text:style-name="Source_20_Text">v=e</text:span></text:p>
          </table:table-cell>
          <table:table-cell table:style-name="Table1.A2" office:value-type="string">
            <text:p text:style-name="Table_20_Contents">assignment</text:p>
          </table:table-cell>
          <table:table-cell table:style-name="Table1.A2" office:value-type="string">
            <text:p text:style-name="Table_20_Contents">type of LHS</text:p>
          </table:table-cell>
          <table:table-cell table:style-name="Table1.E13" office:value-type="string">
            <text:p text:style-name="P18"/>
          </table:table-cell>
        </table:table-row>
      </table:table>
      <text:p text:style-name="Text_20_body"><text:span text:style-name="T1">Typing rules</text:span> </text:p>
      <text:p text:style-name="P3">Integer, double, and boolean literals have their usual types, </text:p>
      <text:p text:style-name="P3">Variables have the type declared in the nearest enclosing block. A variable must be declared before it is used in an expression. </text:p>
      <text:p text:style-name="Text_20_body"><text:span text:style-name="T4">The arguments of a function call must have types corresponding to the argument types of the called function. The number of arguments must be the same as in the function declaration (thus the C++ default argument rule is not applied). Notice that only identifiers a</text:span>re used as functions. </text:p>
      <text:p text:style-name="P7"><text:soft-page-break/>This can be covered in the parser: increments and decrements only apply to variables. </text:p>
      <text:p text:style-name="P7">Comparison and (in)equality apply to two operands of the same type, which is <text:span text:style-name="Source_20_Text">int</text:span>, <text:span text:style-name="Source_20_Text">double</text:span>, or <text:span text:style-name="Source_20_Text">bool</text:span>. </text:p>
      <text:p text:style-name="P7">Conjunction and disjunction apply to operands of type <text:span text:style-name="Source_20_Text">bool</text:span> only. </text:p>
      <text:p text:style-name="P7"><text:span text:style-name="T4">Assignments have the same type as the left-hand-side variable.</text:span> Notice that only variables are used as left-hand-sides. </text:p>
      <text:p text:style-name="Text_20_body">(There are no qualified constants or template instantiations.) </text:p>
      <text:h text:style-name="Heading_20_2" text:outline-level="2">Literals</text:h>
      <text:p text:style-name="P3">We include integer literals and floating point literals. </text:p>
      <text:p text:style-name="Text_20_body"><text:span text:style-name="T4">There are also two boolean literals, </text:span><text:span text:style-name="Source_20_Text"><text:span text:style-name="T4">true</text:span></text:span><text:span text:style-name="T4"> and </text:span><text:span text:style-name="Source_20_Text"><text:span text:style-name="T4">false</text:span></text:span><text:span text:style-name="T4">. Notice that the names </text:span><text:span text:style-name="Source_20_Text"><text:span text:style-name="T4">true</text:span></text:span><text:span text:style-name="T4"> and </text:span><text:span text:style-name="Source_20_Text"><text:span text:style-name="T4">false</text:span></text:span><text:span text:style-name="T4"> were not specified as literals in Lab 1, so you probably treated them as identifier</text:span>s. </text:p>
      <text:h text:style-name="Heading_20_2" text:outline-level="2">Identifiers</text:h>
      <text:p text:style-name="P3">An identifier is a letter followed by a list of letters, digits, and underscores. </text:p>
      <text:h text:style-name="P16" text:outline-level="2">Comments</text:h>
      <text:p text:style-name="P3">There are three kinds of comments. </text:p>
      <text:list xml:id="list2590836963806702072" text:style-name="L2">
        <text:list-item>
          <text:p text:style-name="P5"><text:span text:style-name="T4">anything between tokens </text:span><text:span text:style-name="Source_20_Text"><text:span text:style-name="T4">/*</text:span></text:span><text:span text:style-name="T4"> and </text:span><text:span text:style-name="Source_20_Text"><text:span text:style-name="T4">*/</text:span></text:span><text:span text:style-name="T4"> </text:span></text:p>
        </text:list-item>
        <text:list-item>
          <text:p text:style-name="P5"><text:span text:style-name="T4">anything from token </text:span><text:span text:style-name="Source_20_Text"><text:span text:style-name="T4">//</text:span></text:span><text:span text:style-name="T4"> to the end of a line or the file </text:span></text:p>
        </text:list-item>
        <text:list-item>
          <text:p text:style-name="P2"><text:span text:style-name="T4">anything from token </text:span><text:span text:style-name="Source_20_Text"><text:span text:style-name="T4">#</text:span></text:span> to the end of a line or the file (preprocessor directive) </text:p>
        </text:list-item>
      </text:list>
      <text:p text:style-name="Text_20_body">Comments cannot be nested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06:47:49</meta:creation-date>
    <dc:date>2014-02-17T07:05:49</dc:date>
    <meta:editing-duration>P2DT17M39S</meta:editing-duration>
    <meta:editing-cycles>7</meta:editing-cycles>
    <meta:generator>LibreOffice/4.0.2.2$Linux_x86 LibreOffice_project/400m0$Build-2</meta:generator>
    <meta:document-statistic meta:table-count="1" meta:image-count="0" meta:object-count="0" meta:page-count="4" meta:paragraph-count="147" meta:word-count="1036" meta:character-count="6022" meta:non-whitespace-character-count="4928"/>
  </office:meta>
</office:document-meta>
</file>